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0.483cm" fo:min-width="20.09cm" draw:shadow="visibl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3.306cm" fo:min-width="6.48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3.052cm" fo:min-width="8.93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086cm" fo:min-width="2.914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4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52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59cm" svg:height="20.733cm" svg:x="1cm" svg:y="6.20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985cm" svg:height="3.556cm" svg:x="1.762cm" svg:y="2.143cm">
          <text:p text:style-name="P2">On WishBone write<text:line-break/>16x CTRL_MSG_IN = X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43cm" svg:height="3.302cm" svg:x="10.652cm" svg:y="3.032cm">
          <text:p text:style-name="P3">CTRL_MSG_IN:</text:p>
          <text:p text:style-name="P3"><text:s/>- message[idx++] = wbs_dat_i<text:line-break/>- when idx == 16. sha1_on is ON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874cm" svg:y1="4.302cm" svg:x2="10.652cm" svg:y2="4.683cm">
          <text:p/>
        </draw:line>
        <draw:custom-shape draw:style-name="gr5" draw:text-style-name="P1" draw:layer="layout" svg:width="4.826cm" svg:height="3.302cm" svg:x="7.731cm" svg:y="6.969cm">
          <text:p text:style-name="P2">STATE_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826cm" svg:height="3.302cm" svg:x="13.954cm" svg:y="10.271cm">
          <text:p text:style-name="P2">STATE_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12.176cm" svg:y1="9.636cm" svg:x2="14.081cm" svg:y2="11.922cm">
          <text:p text:style-name="P2">SHA1_on</text:p>
        </draw:line>
        <draw:custom-shape draw:style-name="gr5" draw:text-style-name="P1" xml:id="id1" draw:id="id1" draw:layer="layout" svg:width="4.826cm" svg:height="3.302cm" svg:x="14.208cm" svg:y="18.653cm">
          <text:p text:style-name="P2">LOOP_ON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5" draw:layer="layout" svg:x1="16.367cm" svg:y1="13.573cm" svg:x2="16.621cm" svg:y2="18.653cm">
          <text:p text:style-name="P2">LOOP_ONE</text:p>
        </draw:line>
        <draw:connector draw:style-name="gr4" draw:text-style-name="P5" draw:layer="layout" draw:type="curve" svg:x1="18.328cm" svg:y1="19.136cm" svg:x2="18.328cm" svg:y2="21.472cm" draw:start-shape="id1" draw:start-glue-point="11" draw:end-shape="id1" draw:end-glue-point="9" svg:d="M18328 19136c0-1476 1208-984 1208 1168 0 2153-1208 2645-1208 1168" svg:viewBox="0 0 1209 4032">
          <text:p/>
        </draw:connector>
        <draw:frame draw:style-name="gr7" draw:text-style-name="P6" draw:layer="layout" svg:width="2.78cm" svg:height="0.962cm" svg:x="19.288cm" svg:y="19.542cm">
          <draw:text-box>
            <text:p>Idx &lt; 19</text:p>
          </draw:text-box>
        </draw:frame>
        <draw:custom-shape draw:style-name="gr5" draw:text-style-name="P1" xml:id="id2" draw:id="id2" draw:layer="layout" svg:width="4.826cm" svg:height="3.302cm" svg:x="6.969cm" svg:y="22.59cm">
          <text:p text:style-name="P2">LOOP_TWO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" draw:text-style-name="P6" draw:layer="layout" svg:width="2.78cm" svg:height="0.962cm" svg:x="19.288cm" svg:y="19.543cm">
          <draw:text-box>
            <text:p>Idx &lt; 19</text:p>
          </draw:text-box>
        </draw:frame>
        <draw:line draw:style-name="gr6" draw:text-style-name="P5" draw:layer="layout" svg:x1="14.843cm" svg:y1="21.447cm" svg:x2="11.033cm" svg:y2="23.098cm">
          <text:p text:style-name="P2">LOOP_TWO<text:line-break/>if (idx == 20)</text:p>
        </draw:line>
        <draw:connector draw:style-name="gr4" draw:text-style-name="P5" draw:layer="layout" draw:type="curve" svg:x1="11.089cm" svg:y1="25.409cm" svg:x2="7.675cm" svg:y2="25.409cm" draw:start-shape="id2" draw:start-glue-point="9" draw:end-shape="id2" draw:end-glue-point="7" svg:d="M11089 25409c0 1477-3414 1477-3414 0" svg:viewBox="0 0 3415 1109">
          <text:p/>
        </draw:connector>
        <draw:frame draw:style-name="gr8" draw:text-style-name="P6" draw:layer="layout" svg:width="6.35cm" svg:height="1.651cm" svg:x="6.588cm" svg:y="25.765cm">
          <draw:text-box>
            <text:p>If (idx &lt; 39)</text:p>
          </draw:text-box>
        </draw:frame>
        <draw:custom-shape draw:style-name="gr5" draw:text-style-name="P1" xml:id="id3" draw:id="id3" draw:layer="layout" svg:width="4.826cm" svg:height="3.302cm" svg:x="1.508cm" svg:y="18.018cm">
          <text:p text:style-name="P2">LOOP_THRE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5" draw:layer="layout" draw:type="curve" svg:x1="2.214cm" svg:y1="20.837cm" svg:x2="2.214cm" svg:y2="20.837cm" draw:start-shape="id3" draw:start-glue-point="7" draw:end-shape="id3" draw:end-glue-point="7" svg:d="M2214 20837z" svg:viewBox="0 0 1 1">
          <text:p/>
        </draw:connector>
        <draw:line draw:style-name="gr6" draw:text-style-name="P5" draw:layer="layout" svg:x1="6.969cm" svg:y1="24.368cm" svg:x2="3.921cm" svg:y2="21.193cm">
          <text:p text:style-name="P2">If (idx == 39)<text:line-break/> LOOP_THREE</text:p>
        </draw:line>
        <draw:connector draw:style-name="gr4" draw:text-style-name="P5" draw:layer="layout" draw:type="curve" svg:x1="3.921cm" svg:y1="18.018cm" svg:x2="2.214cm" svg:y2="18.501cm" draw:start-shape="id3" draw:start-glue-point="4" draw:end-shape="id3" draw:end-glue-point="5" svg:d="M3921 18018c0-751-1707-993-1707 483" svg:viewBox="0 0 1708 1080">
          <text:p/>
        </draw:connector>
        <draw:frame draw:style-name="gr9" draw:text-style-name="P6" draw:layer="layout" svg:width="5.207cm" svg:height="1.778cm" svg:x="0.619cm" svg:y="16.24cm">
          <draw:text-box>
            <text:p>If (idx &lt; 59)</text:p>
          </draw:text-box>
        </draw:frame>
        <draw:custom-shape draw:style-name="gr5" draw:text-style-name="P1" xml:id="id4" draw:id="id4" draw:layer="layout" svg:width="4.826cm" svg:height="3.302cm" svg:x="7.731cm" svg:y="15.224cm">
          <text:p text:style-name="P2">LOOP_FOUR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6" draw:text-style-name="P5" draw:layer="layout" draw:type="curve" svg:x1="10.144cm" svg:y1="15.224cm" svg:x2="8.437cm" svg:y2="15.707cm" draw:start-shape="id4" draw:start-glue-point="4" draw:end-shape="id4" draw:end-glue-point="5" svg:d="M10144 15224c0-751-1707-993-1707 483" svg:viewBox="0 0 1708 1080">
          <text:p text:style-name="P2">If (idx &lt; 79)</text:p>
        </draw:connector>
        <draw:line draw:style-name="gr6" draw:text-style-name="P5" draw:layer="layout" svg:x1="5.572cm" svg:y1="18.526cm" svg:x2="8.493cm" svg:y2="18.018cm">
          <text:p text:style-name="P2">If (idx == 59)<text:line-break/>LOOP_FOUR</text:p>
        </draw:line>
        <draw:custom-shape draw:style-name="gr5" draw:text-style-name="P1" draw:layer="layout" svg:width="4.826cm" svg:height="3.302cm" svg:x="2.778cm" svg:y="11.414cm">
          <text:p text:style-name="P2">STATE_DONE<text:line-break/>(copy values in<text:line-break/>digest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1" draw:layer="layout" svg:width="4.826cm" svg:height="3.302cm" svg:x="1.254cm" svg:y="6.715cm">
          <text:p text:style-name="P2">STATE_FINAL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6" draw:text-style-name="P5" draw:layer="layout" svg:x1="11.795cm" svg:y1="15.732cm" svg:x2="7.477cm" svg:y2="12.938cm">
          <text:p text:style-name="P2">If (idx == 79)<text:line-break/>STATE_DONE</text:p>
        </draw:line>
        <draw:line draw:style-name="gr4" draw:text-style-name="P5" draw:layer="layout" svg:x1="5.191cm" svg:y1="11.414cm" svg:x2="3.667cm" svg:y2="10.017cm">
          <text:p/>
        </draw:line>
        <draw:line draw:style-name="gr6" draw:text-style-name="P5" draw:layer="layout" svg:x1="6.08cm" svg:y1="8.366cm" svg:x2="7.731cm" svg:y2="8.62cm">
          <text:p text:style-name="P2">sha1_on</text:p>
        </draw:line>
        <draw:line draw:style-name="gr6" draw:text-style-name="P5" draw:layer="layout" svg:x1="15.351cm" svg:y1="6.334cm" svg:x2="12.303cm" svg:y2="8.874cm">
          <text:p text:style-name="P2">sha1_on set</text:p>
        </draw:line>
        <draw:frame draw:style-name="gr10" draw:text-style-name="P8" draw:layer="layout" svg:width="4.35cm" svg:height="2.384cm" svg:x="16.24cm" svg:y="7.096cm">
          <draw:text-box>
            <text:p text:style-name="P7"><text:span text:style-name="T1">SHA1 engine</text:span><text:span text:style-name="T1"><text:line-break/></text:span><text:span text:style-name="T1">FSM</text:span></text:p>
          </draw:text-box>
        </draw:frame>
        <draw:frame draw:style-name="gr11" draw:text-style-name="P6" draw:layer="layout" svg:width="0.502cm" svg:height="0.962cm" svg:x="27.416cm" svg:y="10.144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12T09:59:40.388752911</meta:creation-date>
    <dc:date>2021-06-12T10:21:27.268705566</dc:date>
    <meta:editing-duration>PT4M55S</meta:editing-duration>
    <meta:editing-cycles>1</meta:editing-cycles>
    <meta:document-statistic meta:object-count="32"/>
    <meta:generator>LibreOffice/7.0.6.2$Linux_X86_64 LibreOffice_project/00$Build-2</meta:generator>
  </office:meta>
</office:document-meta>
</file>